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70AD47"/>
    </style:style>
    <style:style style:name="T2" style:parent-style-name="Policepardéfaut" style:family="text">
      <style:text-properties fo:color="#70AD47"/>
    </style:style>
    <style:style style:name="T3" style:parent-style-name="Policepardéfaut" style:family="text">
      <style:text-properties fo:color="#70AD47"/>
    </style:style>
    <style:style style:name="T4" style:parent-style-name="Policepardéfaut" style:family="text">
      <style:text-properties fo:color="#70AD47"/>
    </style:style>
    <style:style style:name="T5" style:parent-style-name="Policepardéfaut" style:family="text">
      <style:text-properties fo:color="#70AD47"/>
    </style:style>
    <style:style style:name="T6" style:parent-style-name="Policepardéfaut" style:family="text">
      <style:text-properties fo:color="#70AD47"/>
    </style:style>
    <style:style style:name="T7" style:parent-style-name="Policepardéfaut" style:family="text">
      <style:text-properties fo:color="#70AD47"/>
    </style:style>
    <style:style style:name="T8" style:parent-style-name="Policepardéfaut" style:family="text">
      <style:text-properties fo:color="#70AD47"/>
    </style:style>
  </office:automatic-styles>
  <office:body>
    <office:text text:use-soft-page-breaks="true">
      <text:p text:style-name="P1">Touche du clavier &amp; de la souris</text:p>
      <text:p text:style-name="Normal"><text:span text:style-name="T2">KEY-LEFT </text:span>: Ajout d’un arc</text:p>
      <text:p text:style-name="Normal"><text:span text:style-name="T3">KEY-RIGHT :<text:s/></text:span>Ajout d’un sommet</text:p>
      <text:p text:style-name="Normal"><text:span text:style-name="T4">KEY-DOWN </text:span>: Sortir de cet<text:s/>écran<text:s/></text:p>
      <text:p text:style-name="Normal"><text:span text:style-name="T5">KEY-UP </text:span>: Suppression d’un sommet</text:p>
      <text:p text:style-name="Normal"><text:span text:style-name="T6">KEY-ESCAPE :<text:s/></text:span>Revenir au choix des réseaux</text:p>
      <text:p text:style-name="Normal"><text:span text:style-name="T7">KEY-SPACE :<text:s/></text:span>Revenir au menu principal à partir de l’écran de choix des réseaux</text:p>
      <text:p text:style-name="Normal"><text:span text:style-name="T8">CLIC DROIT DE LA SOURIS :<text:s/></text:span>Quitter et fermer l’application à partir du menu principa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eva Tchetchoua Feze</meta:initial-creator>
    <dc:creator>Maeva Tchetchoua Feze</dc:creator>
    <meta:creation-date>2018-04-07T21:16:00Z</meta:creation-date>
    <dc:date>2018-04-07T21:22:00Z</dc:date>
    <meta:template xlink:href="Normal" xlink:type="simple"/>
    <meta:editing-cycles>2</meta:editing-cycles>
    <meta:editing-duration>PT360S</meta:editing-duration>
    <meta:document-statistic meta:page-count="1" meta:paragraph-count="1" meta:word-count="55" meta:character-count="359" meta:row-count="2" meta:non-whitespace-character-count="305"/>
  </office:meta>
</office:document-meta>
</file>